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9">
      <style:text-properties fo:font-size="10pt" style:font-size-asian="10pt" style:font-size-complex="10pt"/>
    </style:style>
    <style:style style:name="ce8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ce3"/>
        <table:table-column table:style-name="co1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Blad1.J26" table:end-x="0.4118in" table:end-y="0.072in" draw:z-index="0" draw:style-name="gr1" svg:width="4.6417in" svg:height="4.3059in" svg:x="0.2154in" svg:y="0.0197in">
              <draw:object draw:notify-on-update-of-ranges="Blad1.A4:Blad1.A15 Blad1.B3:Blad1.B3 Blad1.B4:Blad1.B15 Blad1.C3:Blad1.C3 Blad1.C4:Blad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aand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i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7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ruari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7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art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7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7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e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7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ni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7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li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7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ugustu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7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7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k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7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7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7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8" table:formula="of:=ROUND([.C16]/[.B16]-1;2)" office:value-type="percentage" office:value="0.16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6:31</dc:date>
    <meta:editing-duration>PT01H28M33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Blad1.A3:Blad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aand</text:p>
            </chart:title>
            <chart:categories table:cell-range-address="Blad1.A4:Blad1.A15"/>
          </chart:axis>
          <chart:axis chart:dimension="y" chart:name="primary-y" chart:style-name="ch6">
            <chart:title svg:x="0.236cm" svg:y="5.532cm" chart:style-name="ch7">
              <text:p>Omzet</text:p>
            </chart:title>
            <chart:grid chart:style-name="ch8" chart:class="major"/>
          </chart:axis>
          <chart:series chart:style-name="ch9" chart:values-cell-range-address="Blad1.B4:Blad1.B15" chart:label-cell-address="Blad1.B3:Blad1.B3" chart:class="chart:bar">
            <chart:data-point chart:repeated="12"/>
          </chart:series>
          <chart:series chart:style-name="ch10" chart:values-cell-range-address="Blad1.C4:Blad1.C15" chart:label-cell-address="Blad1.C3:Blad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lad1.B3:Blad1.B3">2014</text:p>
              </table:table-cell>
              <table:table-cell office:value-type="string">
                <text:p text:id="Blad1.C3:Blad1.C3">2015</text:p>
              </table:table-cell>
            </table:table-row>
          </table:table-header-rows>
          <table:table-rows>
            <table:table-row>
              <table:table-cell office:value-type="string">
                <text:p text:id="Blad1.A4:Blad1.A15">januari</text:p>
              </table:table-cell>
              <table:table-cell office:value-type="float" office:value="20">
                <text:p text:id="Blad1.B4:Blad1.B15">20</text:p>
              </table:table-cell>
              <table:table-cell office:value-type="float" office:value="24">
                <text:p text:id="Blad1.C4:Blad1.C15">24</text:p>
              </table:table-cell>
            </table:table-row>
            <table:table-row>
              <table:table-cell office:value-type="string">
                <text:p>februari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e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u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